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08a" officeooo:paragraph-rsid="000df0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as long as I can remember, I have dreamed of science. Where others see the engineering, experimentation, and presentation of science as a chore, I only see excitement. Even as a child I constantly sought it out, first on television with Bill Nye and The Mythbusters, then later in person in every museum exhibit I could find. Science in all its forms fascinated me, but science projects in particular were a category all to themselves. To me, science projects were a special joy that only grew with time. In fact, it was this continued fascination for hands-on science that brought me years later to the sauna that is the University of Alabama in mid-June. Participating in the Student Science Training Program and working in their lab made me feel like a kid in a candy store. Just the thought of participating in a project at this level of scientific rigor made me forget that this was supposed to be my summer break and I spent the first day eagerly examining every piece of equipment.</text:p>
      <text:p text:style-name="P1"/>
      <text:p text:style-name="P1">Even at first, when the whole research group sat there doing rote calculations and others felt like they were staring down the barrel of defeated purpose, I remained enthusiastic. Time and time again I reminded myself of that famous phrase "great effort leads to great rewards," and sure enough, soon my aspirations began to be met. This shift in attitude also coincided with a shift in location: from the computer desk to the laser lab. It was finally time to get my hands dirty.</text:p>
      <text:p text:style-name="P1"/>
      <text:p text:style-name="P1">Now things began to get really interesting. During the experimentation phase of the project, I spent the majority of my waking hours in the lab – and I enjoyed every minute of it. From debriefing with my coordinator in the morning to checking and rechecking results well into the afternoon, I was on cloud nine all day, every day. I even loved the electric feeling of anxiety as I waited for the results. Most of all, though, I loved the pursuit of science itself. Before I knew it, I was well into the seventh week and had completed my first long-term research experiment.</text:p>
      <text:p text:style-name="P1"/>
      <text:p text:style-name="P1">In the end, although the days were long and hard, my work that summer filled me with pride. That pride has confirmed and reinvigorated my love for science. I felt more alive, more engaged, in that lab than I have anywhere else, and I am committed to returning. I have always dreamed of science but since that summer, since my experiment, I have dreamed only of the future. To me, medical science is the future and through it I seek another, permanent, opportunity to follow my passion. After all, to follow your passion is, literally, a dream come tr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8:19:22.787169061</meta:creation-date>
    <dc:date>2017-05-25T18:19:43.203217453</dc:date>
    <meta:editing-duration>PT20S</meta:editing-duration>
    <meta:editing-cycles>1</meta:editing-cycles>
    <meta:document-statistic meta:table-count="0" meta:image-count="0" meta:object-count="0" meta:page-count="1" meta:paragraph-count="4" meta:word-count="460" meta:character-count="2598" meta:non-whitespace-character-count="2141"/>
    <meta:generator>LibreOffice/5.1.6.2$Linux_X86_64 LibreOffice_project/10m0$Build-2</meta:generator>
  </office:meta>
</office:document-meta>
</file>